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c1c1c" style:font-name="Candara" fo:font-size="9pt" style:font-size-asian="9pt" style:font-size-complex="9pt"/>
    </style:style>
    <style:style style:name="P2" style:family="paragraph" style:parent-style-name="Standard">
      <style:paragraph-properties fo:line-height="100%"/>
      <style:text-properties fo:color="#1c1c1c" style:font-name="Candara" fo:font-size="10pt" officeooo:paragraph-rsid="001ef16c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c1c1c" style:font-name="Candara" fo:font-size="9pt" fo:letter-spacing="normal" fo:font-style="normal" fo:font-weight="normal" officeooo:rsid="001bfd62" officeooo:paragraph-rsid="001bfd62" style:font-size-asian="9pt" style:font-size-complex="9pt"/>
    </style:style>
    <style:style style:name="P4" style:family="paragraph" style:parent-style-name="Text_20_body">
      <style:paragraph-properties fo:margin-left="0cm" fo:margin-right="0cm" fo:line-height="100%" fo:orphans="2" fo:widows="2" fo:text-indent="0cm" style:auto-text-indent="false" fo:padding="0cm" fo:border="none"/>
      <style:text-properties fo:font-variant="normal" fo:text-transform="none" fo:color="#1c1c1c" style:font-name="Candara" fo:font-size="9pt" fo:letter-spacing="normal" fo:font-style="normal" fo:font-weight="normal" officeooo:paragraph-rsid="001e57dc" style:font-size-asian="9pt" style:font-size-complex="9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c1c1c" style:font-name="Arial" fo:font-size="9pt" fo:letter-spacing="normal" fo:font-style="normal" fo:font-weight="normal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c1c1c" style:font-name="Candara" fo:font-size="9pt" fo:letter-spacing="normal" fo:font-style="normal" fo:font-weight="normal" officeooo:paragraph-rsid="001e57dc" style:font-size-asian="9pt" style:font-size-complex="9pt"/>
    </style:style>
    <style:style style:name="T1" style:family="text">
      <style:text-properties officeooo:rsid="001bfd62"/>
    </style:style>
    <style:style style:name="T2" style:family="text">
      <style:text-properties officeooo:rsid="001cdf1f"/>
    </style:style>
    <style:style style:name="T3" style:family="text">
      <style:text-properties officeooo:rsid="001e57dc"/>
    </style:style>
    <style:style style:name="T4" style:family="text">
      <style:text-properties officeooo:rsid="001e74ae"/>
    </style:style>
    <style:style style:name="T5" style:family="text">
      <style:text-properties officeooo:rsid="001ef16c"/>
    </style:style>
    <style:style style:name="T6" style:family="text">
      <style:text-properties officeooo:rsid="001f893a"/>
    </style:style>
    <style:style style:name="T7" style:family="text">
      <style:text-properties fo:font-size="9pt" officeooo:rsid="001f893a" style:font-size-asian="9pt" style:font-size-complex="9pt"/>
    </style:style>
    <style:style style:name="T8" style:family="text">
      <style:text-properties fo:font-size="9pt" officeooo:rsid="001fa08b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REGULAMIN POLA NAMIOTOWEGO „<text:span text:style-name="T6">LOS NAMIOTOS” </text:span></text:p>
      <text:p text:style-name="P6">1. <text:span text:style-name="T3">P</text:span>OSTANOWIENIA OGÓLNE</text:p>
      <text:p text:style-name="P6">Regulamin kierowany jest do wszystkich osób, które będą przebywać na terenie pola namiotowego w okresie jego działania.<text:line-break/>Miejsce rozłożenia biwaku każdorazowo wskazuje właściciel.<text:line-break/>Przybywający na teren pola zobowiązani są dokonać formalności meldunkowych oraz uregulować należność za cały okres pobytu.<text:line-break/>Wizyty osób odwiedzających gości pola namiotowego każdorazowo prosimy zgłaszać właścicielom.<text:line-break/>Na terenie ośrodka mogą przebywać osoby zameldowane w obiekcie. Osob<text:span text:style-name="T1">y zaproszone przez w/w </text:span><text:s/>winny uiścić stosowną opłatę. <text:line-break/><text:line-break/>2. ZASADY POBYTU<text:line-break/>Pole namiotowe jest miejscem odpoczynku.<text:line-break/>Cisza nocna obowiązuje od godz. 2<text:span text:style-name="T1">2</text:span>.<text:span text:style-name="T1">00 </text:span>do <text:span text:style-name="T1">6</text:span>:00. Przyjazdy lub wyjazdy w/w godzinach należy indywidualnie uzgodnić z recepcją ośrodka.<text:line-break/>Odpoczywając dbamy o spokój własny i innych.<text:line-break/>Przebywający na terenie ośrodka winien przestrzegać przepisów BHP oraz P.POŻ, a w szczególności zabrania się:<text:line-break/>- rozpalania ogniska, <text:span text:style-name="T1">oraz grillowania </text:span>na terenie ośrodka poza miejsc<text:span text:style-name="T1">ami</text:span> do tego przeznaczonym<text:span text:style-name="T1">i</text:span><text:line-break/>- używania i posługiwania się bronią sportowa oraz pneumatyczną- wiatrówką.<text:line-break/>Teren Gospodarstwa przylega bezpośrednio do <text:span text:style-name="T1">stawu </text:span>bez nadzoru ratownika.</text:p>
      <text:p text:style-name="P4">Osoby używające nie stosujące się do powyższego regulaminu będą wypraszane bez zwrotu opłaty za niewykorzystany pobyt.<text:line-break/><text:line-break/>3. <text:span text:style-name="T4">CZAS POBYTU</text:span><text:line-break/>Doba pobytowa na terenie pola namiotowego trwa <text:span text:style-name="T5">od godziny 11.00 w dniu przyjazdu </text:span>do godziny 12:00 w dniu wyjazdu.<text:line-break/>Osoby zamierzające przedłużyć pobyt, zobowiązane są do uregulowania opłaty przed godziną 12:00<text:line-break/>Nie opuszczenie pola namiotowego do godziny 12:00 powoduje automatyczne naliczenie opłaty w wysokości 50% stawki podstawowej, a do godziny 16:00 naliczenie dopłaty w wysokości 100% stawki podstawowej.<text:line-break/><text:line-break/>4. <text:span text:style-name="T4">PRZEPISY PORZĄDKOWE</text:span><text:line-break/>Każdy przebywający winien dbać o porządek i ład wokół swojego miejsca wypoczynku, a w szczególności składować nieczystości w miejscu do tego przeznaczonym.<text:line-break/>Szanujemy otaczająca nas przyrodę, nie niszczymy i nie zrywamy kwiatów i krzewów.<text:line-break/>Mycie naczyń i innych przedmiotów przez użytkowników pola namiotowego odbywać się może tylko i wyłącznie w wyznaczonym miejsc.<text:line-break/>Dzieci przebywające na terenie ośrodka, winny obowiązkowo znajdować się pod opieką i nadzorem rodziców lub opiekunów prawnych.<text:line-break/>Zabawy zespołowe a w szczególności gra w <text:span text:style-name="T2">piłkę</text:span> siatkową może odbywać się wyłącznie w miejscach do tego przeznaczonych.<text:line-break/><text:line-break/>5. <text:span text:style-name="T4">ZASADY PARKOWANIA POJAZDÓW</text:span><text:line-break/>Parkowanie pojazdów odbywać się może tylko i wyłącznie w miejscach do tego wyznaczonych .<text:line-break/>Zabrania się mycia pojazdów samochodowych na terenie ośrodka.<text:line-break/><text:line-break/>6. <text:span text:style-name="T4">POSTANOWIENIA KOŃCOWE</text:span><text:line-break/>Zasady korzystania ze sprzętu wodnego i rowerów <text:span text:style-name="T2">wodnych</text:span> określa właściciel. <text:span text:style-name="T2">Zakaz wsiadania na rower wodny, kajaki bez kapoków oraz pod wpływem alkoholu. Nie odpowiadamy materialnie za rzeczy pozostawione na terenie pola namiotowego oraz <text:s/>przypadkowo utopione w stawie. </text:span><text:line-break/>W przypadku skrócenia pobytu ośrodek nie zwraca opłaty za niewykorzystane dni wypoczynku.<text:line-break/>Ośrodek nie ponosi odpowiedzialności finansowej za przedmioty wartościowe (pieniądze, biżuteria, sprzęt, itp.) należące do użytkowników.<text:line-break/>Wszystkie inne kwestie nie ujęte w niniejszym regulaminie należy każdorazowo uzgadniać z kierownikiem.<text:line-break/>Skargi, wnioski, i życzenia można zgłaszać u właścicieli .<text:line-break/>Życzymy udanego wypoczynku !</text:p>
      <text:p text:style-name="P1"/>
      <text:p text:style-name="P2"><text:span text:style-name="T7">Oświadczam, iż zapoznałam/em się z Regulaminem Pola Namiotowego „Los Namiotos” <text:s text:c="131"/>Data ____________ </text:span><text:span text:style-name="T8">Imię i nazwisko uczestników _________________________________________________________________</text:span><text:span text:style-name="T6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0T10:48:46.241000000</meta:creation-date>
    <dc:date>2022-07-10T13:35:28.195000000</dc:date>
    <meta:editing-duration>PT1H11M22S</meta:editing-duration>
    <meta:editing-cycles>5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5" meta:word-count="458" meta:character-count="3574" meta:non-whitespace-character-count="2978"/>
  </office:meta>
</office:document-meta>
</file>